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SubTask.star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SubTask.hasExecuteMethod( XClass clazz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ntSubTask.isAntTask( X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tSubTask.matchesGenerationRules( X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